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6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6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y_tower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y_creeps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enemy_hero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-100" calcext:value-type="float">
            <text:p>-10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stronger_enemy_hero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weaker_enemy_heroes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20:48:24.907758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6T21:35:53.717412243</dc:date>
    <meta:editing-duration>P1DT18H33M30S</meta:editing-duration>
    <meta:editing-cycles>1748</meta:editing-cycles>
    <meta:document-statistic meta:table-count="9" meta:cell-count="2716" meta:object-count="0"/>
  </office:meta>
</office:document-meta>
</file>